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unrolling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nullpointer</text:p>
          </table:table-cell>
          <table:table-cell office:value-type="string" calcext:value-type="string">
            <text:p>inline funcs</text:p>
          </table:table-cell>
          <table:table-cell office:value-type="string" calcext:value-type="string">
            <text:p>cross 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1</text:p>
          </table:table-cell>
          <table:table-cell office:value-type="float" office:value="0.178" calcext:value-type="float">
            <text:p>0.178</text:p>
          </table:table-cell>
          <table:table-cell office:value-type="float" office:value="0.417" calcext:value-type="float">
            <text:p>0.417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sys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2</text:p>
          </table:table-cell>
          <table:table-cell office:value-type="float" office:value="0.189" calcext:value-type="float">
            <text:p>0.189</text:p>
          </table:table-cell>
          <table:table-cell office:value-type="float" office:value="0.38" calcext:value-type="float">
            <text:p>0.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0.071" calcext:value-type="float">
            <text:p>0.071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sys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3</text:p>
          </table:table-cell>
          <table:table-cell office:value-type="float" office:value="0.207" calcext:value-type="float">
            <text:p>0.207</text:p>
          </table:table-cell>
          <table:table-cell office:value-type="float" office:value="0.376" calcext:value-type="float">
            <text:p>0.3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0.08" calcext:value-type="float">
            <text:p>0.08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sys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4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7" calcext:value-type="float">
            <text:p>0.37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sys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5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3" calcext:value-type="float">
            <text:p>0.3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sys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avg</text:p>
          </table:table-cell>
          <table:table-cell table:formula="of:=([.B5]+[.B9]+[.B13]+[.B17]+[.B21])/5" office:value-type="float" office:value="0.186" calcext:value-type="float">
            <text:p>0.186</text:p>
          </table:table-cell>
          <table:table-cell table:formula="of:=([.C5]+[.C9]+[.C13]+[.C17]+[.C21])/5" office:value-type="float" office:value="0.3846" calcext:value-type="float">
            <text:p>0.3846</text:p>
          </table:table-cell>
          <table:table-cell table:formula="of:=([.D5]+[.D9]+[.D13]+[.D17]+[.D21])/5" office:value-type="float" office:value="0.2812" calcext:value-type="float">
            <text:p>0.2812</text:p>
          </table:table-cell>
          <table:table-cell table:formula="of:=([.E5]+[.E9]+[.E13]+[.E17]+[.E21])/5" office:value-type="float" office:value="0.1344" calcext:value-type="float">
            <text:p>0.1344</text:p>
          </table:table-cell>
          <table:table-cell table:formula="of:=([.F5]+[.F9]+[.F13]+[.F17]+[.F21])/5" office:value-type="float" office:value="0.1028" calcext:value-type="float">
            <text:p>0.1028</text:p>
          </table:table-cell>
        </table:table-row>
        <table:table-row table:style-name="ro1">
          <table:table-cell office:value-type="string" calcext:value-type="string">
            <text:p>user avg</text:p>
          </table:table-cell>
          <table:table-cell table:formula="of:=([.B6]+[.B10]+[.B14]+[.B18]+[.B22])/5" office:value-type="float" office:value="0.0726" calcext:value-type="float">
            <text:p>0.0726</text:p>
          </table:table-cell>
          <table:table-cell table:formula="of:=([.C6]+[.C10]+[.C14]+[.C18]+[.C22])/5" office:value-type="float" office:value="0.2528" calcext:value-type="float">
            <text:p>0.2528</text:p>
          </table:table-cell>
          <table:table-cell table:formula="of:=([.D6]+[.D10]+[.D14]+[.D18]+[.D22])/5" office:value-type="float" office:value="0.0004" calcext:value-type="float">
            <text:p>0.0004</text:p>
          </table:table-cell>
          <table:table-cell table:formula="of:=([.E6]+[.E10]+[.E14]+[.E18]+[.E22])/5" office:value-type="float" office:value="0.131" calcext:value-type="float">
            <text:p>0.131</text:p>
          </table:table-cell>
          <table:table-cell table:formula="of:=([.F6]+[.F10]+[.F14]+[.F18]+[.F22])/5"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sys avg</text:p>
          </table:table-cell>
          <table:table-cell table:formula="of:=([.B7]+[.B11]+[.B15]+[.B19]+[.B23])/5" office:value-type="float" office:value="0.1118" calcext:value-type="float">
            <text:p>0.1118</text:p>
          </table:table-cell>
          <table:table-cell table:formula="of:=([.C7]+[.C11]+[.C15]+[.C19]+[.C23])/5" office:value-type="float" office:value="0.1282" calcext:value-type="float">
            <text:p>0.1282</text:p>
          </table:table-cell>
          <table:table-cell table:formula="of:=([.D7]+[.D11]+[.D15]+[.D19]+[.D23])/5" office:value-type="float" office:value="0.0054" calcext:value-type="float">
            <text:p>0.0054</text:p>
          </table:table-cell>
          <table:table-cell table:formula="of:=([.E7]+[.E11]+[.E15]+[.E19]+[.E23])/5" office:value-type="float" office:value="0.0012" calcext:value-type="float">
            <text:p>0.0012</text:p>
          </table:table-cell>
          <table:table-cell table:formula="of:=([.F7]+[.F11]+[.F15]+[.F19]+[.F23])/5" office:value-type="float" office:value="0.0054" calcext:value-type="float">
            <text:p>0.0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08:10.075845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24:41.650186900</dc:date>
    <meta:editing-duration>PT37M40S</meta:editing-duration>
    <meta:editing-cycles>5</meta:editing-cycles>
    <meta:generator>LibreOffice/6.2.8.2$Linux_X86_64 LibreOffice_project/20$Build-2</meta:generator>
    <meta:document-statistic meta:table-count="1" meta:cell-count="115" meta:object-count="0"/>
  </office:meta>
</office:document-meta>
</file>